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automatic-styles>
    <style:style style:name="P1" style:family="paragraph" style:parent-style-name="Preformatted_20_Text">
      <style:text-properties fo:color="#c9211e" loext:opacity="100%" officeooo:rsid="000a6b8f" officeooo:paragraph-rsid="000a6b8f"/>
    </style:style>
    <style:style style:name="T1" style:family="text">
      <style:text-properties officeooo:rsid="000b8606"/>
    </style:style>
    <style:style style:name="T2" style:family="text">
      <style:text-properties officeooo:rsid="000c627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1) Pourquoi le chapeau melon est-il décrit comme étant un « motif » de la « partition musicale » que constitue la vie de Sabina ?</text:p>
      <text:p text:style-name="Preformatted_20_Text"/>
      <text:p text:style-name="Preformatted_20_Text">Le chapeau melon est un objet récurrent dans la vie de Sabina, qui prend des significations différentes au fil du temps et des situations. Il reflète les souvenirs, les émotions, et les contextes passés tout en s’intégrant à ses expériences présentes. Chaque rencontre avec le chapeau melon enrichit son "harmonie" personnelle, car il évoque tour à tour l’héritage familial, son désir d’originalité, ses relations amoureuses, et le poids du passé.</text:p>
      <text:p text:style-name="Preformatted_20_Text"/>
      <text:p text:style-name="Preformatted_20_Text">2) Quel rapprochement est fait entre la citation d’Héraclite « On ne se baigne pas deux fois dans le même fleuve » et le chapeau melon dans la vie de Sabina ?</text:p>
      <text:p text:style-name="Preformatted_20_Text"/>
      <text:p text:style-name="Preformatted_20_Text">La citation d’Héraclite illustre le caractère changeant et fluide des expériences humaines. Le chapeau melon est comparé au lit du fleuve : bien qu’il reste le même objet, il acquiert à chaque fois une nouvelle signification en fonction du moment et du contexte. Sabina voit dans cet objet le reflet changeant de sa propre histoire ; chaque nouvelle interaction avec le chapeau porte en elle une résonance des significations passées, tout en ajoutant une couche de nouveauté.</text:p>
      <text:p text:style-name="Preformatted_20_Text"/>
      <text:p text:style-name="Preformatted_20_Text">3) Pourquoi Sabina et Franz sont-ils décrits comme ne pouvant se comprendre ?</text:p>
      <text:p text:style-name="Preformatted_20_Text"/>
      <text:p text:style-name="Preformatted_20_Text">Sabina et Franz partagent des récits et des objets, mais leurs interprétations diffèrent profondément. Franz ne peut pas saisir le "fleuve sémantique" qui traverse les souvenirs et les émotions de Sabina. Lorsqu’elle met le chapeau melon devant lui, il ne voit qu’un geste incompréhensible, dénué de la charge affective et historique qu’il représente pour elle. Leur incapacité à percevoir les symboles personnels de l’autre souligne un fossé culturel, émotionnel, et expérientiel entre eux.</text:p>
      <text:p text:style-name="Preformatted_20_Text"/>
      <text:p text:style-name="Preformatted_20_Text">4) Quelle est la caractéristique de la « partition musicale » des jeunes ?</text:p>
      <text:p text:style-name="Preformatted_20_Text"/>
      <text:p text:style-name="Preformatted_20_Text">Chez les jeunes, la partition musicale de leur vie est encore en construction. Ils peuvent partager des expériences, échanger des motifs et enrichir leurs histoires respectives. En revanche, chez les personnes plus âgées, la partition est quasi achevée, et chaque élément (mot, geste ou objet) est déjà chargé d’un passé propre. Cela rend la communication et la compréhension plus difficiles, car chaque individu est enfermé dans sa propre “<text:span text:style-name="T2">musique”</text:span></text:p>
      <text:p text:style-name="Preformatted_20_Text"/>
      <text:p text:style-name="P1">Extrait page 13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02T18:50:48.747000000</dc:date>
    <meta:editing-duration>PT6M42S</meta:editing-duration>
    <meta:editing-cycles>3</meta:editing-cycles>
    <meta:generator>LibreOffice/7.2.4.1$Windows_X86_64 LibreOffice_project/27d75539669ac387bb498e35313b970b7fe9c4f9</meta:generator>
    <meta:document-statistic meta:table-count="0" meta:image-count="0" meta:object-count="0" meta:page-count="1" meta:paragraph-count="9" meta:word-count="377" meta:character-count="2316" meta:non-whitespace-character-count="1948"/>
  </office:meta>
</office:document-meta>
</file>